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4c4c4c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b4794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c0c0c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8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0.16cm" svg:x="1.2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7.62cm" svg:x="20.32cm" svg:y="1.27cm">
          <text:p text:style-name="P1"><text:span text:style-name="T1">B</text:span><text:span text:style-name="T1"><text:line-break/></text:span><text:span text:style-name="T1">I</text:span><text:span text:style-name="T1"><text:line-break/></text:span><text:span text:style-name="T1">N</text:span><text:span text:style-name="T1"><text:line-break/></text:span><text:span text:style-name="T1">A</text:span><text:span text:style-name="T1"><text:line-break/></text:span><text:span text:style-name="T1">R</text:span><text:span text:style-name="T1"><text:line-break/></text:span><text:span text:style-name="T1">Y</text:span><text:span text:style-name="T1"><text:line-break/></text:span><text:span text:style-name="T2">6MB</text:span><text:span text:style-name="T1"><text:line-break/></text:span><text:span text:style-name="T1">C</text:span><text:span text:style-name="T1"><text:line-break/></text:span><text:span text:style-name="T1">O</text:span><text:span text:style-name="T1"><text:line-break/></text:span><text:span text:style-name="T1">D</text:span><text:span text:style-name="T1"><text:line-break/>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20.32cm" svg:y="8.89cm">
          <text:p text:style-name="P3"><text:span text:style-name="T3">S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05cm" svg:height="1.27cm" svg:x="1.27cm" svg:y="1.27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.05cm" svg:height="1.27cm" svg:x="1.27cm" svg:y="2.54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.05cm" svg:height="1.27cm" svg:x="1.27cm" svg:y="3.81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.05cm" svg:height="1.27cm" svg:x="1.27cm" svg:y="5.08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9.05cm" svg:height="1.27cm" svg:x="1.27cm" svg:y="6.35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9.05cm" svg:height="1.27cm" svg:x="1.27cm" svg:y="7.62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.05cm" svg:height="1.27cm" svg:x="1.27cm" svg:y="8.89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.05cm" svg:height="1.27cm" svg:x="1.27cm" svg:y="10.16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635cm" svg:height="0.127cm" svg:x="20.32cm" svg:y="10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223cm" svg:height="4.826cm" svg:x="1.651cm" svg:y="1.524cm">
          <text:p><text:span text:style-name="T4">Total size: 128MB</text:span></text:p>
          <text:p><text:span text:style-name="T4"/></text:p>
          <text:p><text:span text:style-name="T4">Per core:</text:span></text:p>
          <text:list text:style-name="L1">
            <text:list-item>
              <text:p>Stack 128KB</text:p>
            </text:list-item>
            <text:list-item>
              <text:p>Memory 15MB</text:p>
            </text:list-item>
            <text:list-item>
              <text:p>Print Buffer 4KB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kkak </meta:initial-creator>
    <meta:creation-date>2013-06-19T18:47:36</meta:creation-date>
    <dc:date>2013-06-19T20:11:34</dc:date>
    <dc:creator>Foivos Zakkak</dc:creator>
    <meta:editing-duration>PT1H8M48S</meta:editing-duration>
    <meta:editing-cycles>5</meta:editing-cycles>
    <meta:generator>LibreOffice/4.0.2.2$Linux_X86_64 LibreOffice_project/400m0$Build-2</meta:generator>
    <meta:document-statistic meta:object-count="13"/>
  </office:meta>
</office:document-meta>
</file>